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63cm" fo:min-width="4.961cm" fo:wrap-option="wrap"/>
      <style:paragraph-properties style:writing-mode="lr-tb"/>
    </style:style>
    <style:style style:name="gr2" style:family="graphic" style:parent-style-name="standard" style:list-style-name="L1">
      <style:graphic-properties draw:textarea-horizontal-align="justify" draw:textarea-vertical-align="middle" draw:auto-grow-height="false" fo:min-height="2.163cm" fo:min-width="4.961cm" fo:wrap-option="wrap"/>
      <style:paragraph-properties style:writing-mode="lr-tb"/>
    </style:style>
    <style:style style:name="gr3" style:family="graphic" style:parent-style-name="standard" style:list-style-name="L1">
      <style:graphic-properties draw:textarea-horizontal-align="justify" draw:textarea-vertical-align="middle" draw:auto-grow-height="false" fo:min-height="2.163cm" fo:min-width="4.961cm" fo:wrap-option="wrap"/>
      <style:paragraph-properties style:writing-mode="lr-tb"/>
    </style:style>
    <style:style style:name="gr4" style:family="graphic" style:parent-style-name="standard" style:list-style-name="L1">
      <style:graphic-properties draw:textarea-horizontal-align="justify" draw:textarea-vertical-align="middle" draw:auto-grow-height="false" fo:min-height="2.163cm" fo:min-width="4.961cm" fo:wrap-option="wrap"/>
      <style:paragraph-properties style:writing-mode="lr-tb"/>
    </style:style>
    <style:style style:name="gr5" style:family="graphic" style:parent-style-name="standard" style:list-style-name="L1">
      <style:graphic-properties draw:textarea-horizontal-align="justify" draw:textarea-vertical-align="middle" draw:auto-grow-height="false" fo:min-height="2.163cm" fo:min-width="4.961cm" fo:wrap-option="wrap"/>
      <style:paragraph-properties style:writing-mode="lr-tb"/>
    </style:style>
    <style:style style:name="gr6" style:family="graphic" style:parent-style-name="standard" style:list-style-name="L1">
      <style:graphic-properties draw:textarea-horizontal-align="justify" draw:textarea-vertical-align="middle" draw:auto-grow-height="false" fo:min-height="2.163cm" fo:min-width="4.961cm" fo:wrap-option="wrap"/>
      <style:paragraph-properties style:writing-mode="lr-tb"/>
    </style:style>
    <style:style style:name="gr7" style:family="graphic" style:parent-style-name="standard" style:list-style-name="L1">
      <style:graphic-properties draw:textarea-horizontal-align="justify" draw:textarea-vertical-align="middle" draw:auto-grow-height="false" fo:min-height="2.163cm" fo:min-width="4.961cm" fo:wrap-option="wrap"/>
      <style:paragraph-properties style:writing-mode="lr-tb"/>
    </style:style>
    <style:style style:name="gr8" style:family="graphic" style:parent-style-name="standard">
      <style:graphic-properties draw:marker-end="Arrow" draw:textarea-vertical-align="middle"/>
    </style:style>
    <style:style style:name="gr9" style:family="graphic" style:parent-style-name="standard">
      <style:graphic-properties draw:marker-end="Arrow" draw:textarea-horizontal-align="justify" draw:textarea-vertical-align="middle" draw:auto-grow-height="false" fo:min-height="2.163cm" fo:min-width="4.961cm" fo:wrap-option="wrap"/>
      <style:paragraph-properties style:writing-mode="lr-tb"/>
    </style:style>
    <style:style style:name="gr10" style:family="graphic" style:parent-style-name="standard" style:list-style-name="L1">
      <style:graphic-properties draw:marker-end="Arrow" draw:textarea-horizontal-align="justify" draw:textarea-vertical-align="middle" draw:auto-grow-height="false" fo:min-height="2.163cm" fo:min-width="4.961cm" fo:wrap-option="wrap"/>
      <style:paragraph-properties style:writing-mode="lr-tb"/>
    </style:style>
    <style:style style:name="gr11" style:family="graphic" style:parent-style-name="standard" style:list-style-name="L1">
      <style:graphic-properties draw:marker-end="Arrow" draw:textarea-horizontal-align="justify" draw:textarea-vertical-align="middle" draw:auto-grow-height="false" fo:min-height="2.163cm" fo:min-width="4.961cm" fo:wrap-option="wrap"/>
      <style:paragraph-properties style:writing-mode="lr-tb"/>
    </style:style>
    <style:style style:name="gr12" style:family="graphic" style:parent-style-name="standard" style:list-style-name="L1">
      <style:graphic-properties draw:marker-end="Arrow" draw:textarea-horizontal-align="justify" draw:textarea-vertical-align="middle" draw:auto-grow-height="false" fo:min-height="2.163cm" fo:min-width="4.961cm" fo:wrap-option="wrap"/>
      <style:paragraph-properties style:writing-mode="lr-tb"/>
    </style:style>
    <style:style style:name="gr13" style:family="graphic" style:parent-style-name="standard" style:list-style-name="L1">
      <style:graphic-properties draw:marker-end="Arrow" draw:textarea-horizontal-align="justify" draw:textarea-vertical-align="middle" draw:auto-grow-height="false" fo:min-height="2.163cm" fo:min-width="4.961cm" fo:wrap-option="wrap"/>
      <style:paragraph-properties style:writing-mode="lr-tb"/>
    </style:style>
    <style:style style:name="gr14" style:family="graphic" style:parent-style-name="standard" style:list-style-name="L1">
      <style:graphic-properties draw:marker-end="Arrow" draw:textarea-horizontal-align="justify" draw:textarea-vertical-align="middle" draw:auto-grow-height="false" fo:min-height="2.163cm" fo:min-width="4.961cm" fo:wrap-option="wrap"/>
      <style:paragraph-properties style:writing-mode="lr-tb"/>
    </style:style>
    <style:style style:name="gr15" style:family="graphic" style:parent-style-name="standard" style:list-style-name="L1">
      <style:graphic-properties draw:marker-end="Arrow" draw:textarea-horizontal-align="justify" draw:textarea-vertical-align="middle" draw:auto-grow-height="false" fo:min-height="2.163cm" fo:min-width="4.961cm" fo:wrap-option="wrap"/>
      <style:paragraph-properties style:writing-mode="lr-tb"/>
    </style:style>
    <style:style style:name="gr16" style:family="graphic" style:parent-style-name="standard" style:list-style-name="L1">
      <style:graphic-properties draw:marker-end="Arrow" draw:textarea-horizontal-align="justify" draw:textarea-vertical-align="middle" draw:auto-grow-height="false" fo:min-height="2.163cm" fo:min-width="4.961cm" fo:wrap-option="wrap"/>
      <style:paragraph-properties style:writing-mode="lr-tb"/>
    </style:style>
    <style:style style:name="gr17" style:family="graphic" style:parent-style-name="standard" style:list-style-name="L1">
      <style:graphic-properties draw:marker-end="Arrow" draw:textarea-horizontal-align="justify" draw:textarea-vertical-align="middle" draw:auto-grow-height="false" fo:min-height="2.163cm" fo:min-width="4.961cm" fo:wrap-option="wrap"/>
      <style:paragraph-properties style:writing-mode="lr-tb"/>
    </style:style>
    <style:style style:name="gr18" style:family="graphic" style:parent-style-name="standard" style:list-style-name="L1">
      <style:graphic-properties draw:marker-end="Arrow" draw:textarea-horizontal-align="justify" draw:textarea-vertical-align="middle" draw:auto-grow-height="false" fo:min-height="2.163cm" fo:min-width="4.961cm" fo:wrap-option="wrap"/>
      <style:paragraph-properties style:writing-mode="lr-tb"/>
    </style:style>
    <style:style style:name="gr19" style:family="graphic" style:parent-style-name="standard" style:list-style-name="L1">
      <style:graphic-properties draw:marker-end="Arrow" draw:textarea-horizontal-align="justify" draw:textarea-vertical-align="middle" draw:auto-grow-height="false" fo:min-height="2.163cm" fo:min-width="4.961cm" fo:wrap-option="wrap"/>
      <style:paragraph-properties style:writing-mode="lr-tb"/>
    </style:style>
    <style:style style:name="gr20" style:family="graphic" style:parent-style-name="standard" style:list-style-name="L1">
      <style:graphic-properties draw:marker-end="Arrow" draw:textarea-horizontal-align="justify" draw:textarea-vertical-align="middle" draw:auto-grow-height="false" fo:min-height="2.163cm" fo:min-width="4.961cm" fo:wrap-option="wrap"/>
      <style:paragraph-properties style:writing-mode="lr-tb"/>
    </style:style>
    <style:style style:name="gr21" style:family="graphic" style:parent-style-name="standard" style:list-style-name="L1">
      <style:graphic-properties draw:marker-end="Arrow" draw:textarea-horizontal-align="justify" draw:textarea-vertical-align="middle" draw:auto-grow-height="false" fo:min-height="2.163cm" fo:min-width="4.961cm" fo:wrap-option="wrap"/>
      <style:paragraph-properties style:writing-mode="lr-tb"/>
    </style:style>
    <style:style style:name="gr22" style:family="graphic" style:parent-style-name="objectwithoutfill">
      <style:graphic-properties draw:marker-end="Arrow" draw:marker-end-width="0.3cm" draw:fill="solid" draw:textarea-vertical-align="middle"/>
    </style:style>
    <style:style style:name="gr23" style:family="graphic" style:parent-style-name="standard" style:list-style-name="L1">
      <style:graphic-properties draw:textarea-horizontal-align="justify" draw:textarea-vertical-align="middle" draw:auto-grow-height="false" fo:min-height="2.163cm" fo:min-width="4.961cm" fo:wrap-option="wrap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5" style:family="graphic" style:parent-style-name="standard" style:list-style-name="L1">
      <style:graphic-properties draw:marker-end="Arrow" draw:textarea-horizontal-align="justify" draw:textarea-vertical-align="middle" draw:auto-grow-height="false" fo:min-height="2.163cm" fo:min-width="4.961cm" fo:wrap-option="wrap"/>
      <style:paragraph-properties style:writing-mode="lr-tb"/>
    </style:style>
    <style:style style:name="gr26" style:family="graphic" style:parent-style-name="standard" style:list-style-name="L1">
      <style:graphic-properties draw:marker-end="Arrow" draw:textarea-horizontal-align="justify" draw:textarea-vertical-align="middle" draw:auto-grow-height="false" fo:min-height="2.163cm" fo:min-width="4.961cm" fo:wrap-option="wrap"/>
      <style:paragraph-properties style:writing-mode="lr-tb"/>
    </style:style>
    <style:style style:name="gr27" style:family="graphic" style:parent-style-name="standard" style:list-style-name="L1">
      <style:graphic-properties draw:marker-end="Arrow" draw:textarea-horizontal-align="justify" draw:textarea-vertical-align="middle" draw:auto-grow-height="false" fo:min-height="2.163cm" fo:min-width="4.961cm" fo:wrap-option="wrap"/>
      <style:paragraph-properties style:writing-mode="lr-tb"/>
    </style:style>
    <style:style style:name="gr28" style:family="graphic" style:parent-style-name="standard" style:list-style-name="L1">
      <style:graphic-properties draw:marker-end="Arrow" draw:textarea-horizontal-align="justify" draw:textarea-vertical-align="middle" draw:auto-grow-height="false" fo:min-height="2.163cm" fo:min-width="4.961cm" fo:wrap-option="wrap"/>
      <style:paragraph-properties style:writing-mode="lr-tb"/>
    </style:style>
    <style:style style:name="gr29" style:family="graphic" style:parent-style-name="standard" style:list-style-name="L1">
      <style:graphic-properties draw:marker-end="Arrow" draw:textarea-horizontal-align="justify" draw:textarea-vertical-align="middle" draw:auto-grow-height="false" fo:min-height="2.163cm" fo:min-width="4.961cm" fo:wrap-option="wrap"/>
      <style:paragraph-properties style:writing-mode="lr-tb"/>
    </style:style>
    <style:style style:name="gr30" style:family="graphic" style:parent-style-name="standard" style:list-style-name="L1">
      <style:graphic-properties draw:marker-end="Arrow" draw:textarea-horizontal-align="justify" draw:textarea-vertical-align="middle" draw:auto-grow-height="false" fo:min-height="2.163cm" fo:min-width="4.961cm" fo:wrap-option="wrap"/>
      <style:paragraph-properties style:writing-mode="lr-tb"/>
    </style:style>
    <style:style style:name="gr31" style:family="graphic" style:parent-style-name="standard" style:list-style-name="L1">
      <style:graphic-properties draw:marker-end="Arrow" draw:textarea-horizontal-align="justify" draw:textarea-vertical-align="middle" draw:auto-grow-height="false" fo:min-height="2.898cm" fo:min-width="4.961cm" fo:wrap-option="wrap"/>
      <style:paragraph-properties style:writing-mode="lr-tb"/>
    </style:style>
    <style:style style:name="gr32" style:family="graphic" style:parent-style-name="standard" style:list-style-name="L1">
      <style:graphic-properties draw:marker-end="Arrow" draw:textarea-horizontal-align="justify" draw:textarea-vertical-align="middle" draw:auto-grow-height="false" fo:min-height="2.163cm" fo:min-width="4.961cm" fo:wrap-option="wrap"/>
      <style:paragraph-properties style:writing-mode="lr-tb"/>
    </style:style>
    <style:style style:name="gr33" style:family="graphic" style:parent-style-name="standard" style:list-style-name="L1">
      <style:graphic-properties draw:marker-end="Arrow" draw:textarea-horizontal-align="justify" draw:textarea-vertical-align="middle" draw:auto-grow-height="false" fo:min-height="2.163cm" fo:min-width="4.961cm" fo:wrap-option="wrap"/>
      <style:paragraph-properties style:writing-mode="lr-tb"/>
    </style:style>
    <style:style style:name="gr34" style:family="graphic" style:parent-style-name="standard" style:list-style-name="L1">
      <style:graphic-properties draw:marker-end="Arrow" draw:textarea-horizontal-align="justify" draw:textarea-vertical-align="middle" draw:auto-grow-height="false" fo:min-height="2.163cm" fo:min-width="4.961cm" fo:wrap-option="wrap"/>
      <style:paragraph-properties style:writing-mode="lr-tb"/>
    </style:style>
    <style:style style:name="gr35" style:family="graphic" style:parent-style-name="standard" style:list-style-name="L1">
      <style:graphic-properties draw:marker-end="Arrow" draw:textarea-horizontal-align="justify" draw:textarea-vertical-align="middle" draw:auto-grow-height="false" fo:min-height="2.163cm" fo:min-width="4.961cm" fo:wrap-option="wrap"/>
      <style:paragraph-properties style:writing-mode="lr-tb"/>
    </style:style>
    <style:style style:name="gr36" style:family="graphic" style:parent-style-name="standard" style:list-style-name="L1">
      <style:graphic-properties draw:marker-end="Arrow" draw:textarea-horizontal-align="justify" draw:textarea-vertical-align="middle" draw:auto-grow-height="false" fo:min-height="2.163cm" fo:min-width="4.961cm" fo:wrap-option="wrap"/>
      <style:paragraph-properties style:writing-mode="lr-tb"/>
    </style:style>
    <style:style style:name="gr37" style:family="graphic" style:parent-style-name="standard" style:list-style-name="L1">
      <style:graphic-properties draw:marker-end="Arrow" draw:textarea-horizontal-align="justify" draw:textarea-vertical-align="middle" draw:auto-grow-height="false" fo:min-height="2.163cm" fo:min-width="4.961cm" fo:wrap-option="wrap"/>
      <style:paragraph-properties style:writing-mode="lr-tb"/>
    </style:style>
    <style:style style:name="gr38" style:family="graphic" style:parent-style-name="standard" style:list-style-name="L1">
      <style:graphic-properties draw:marker-end="Arrow" draw:textarea-horizontal-align="justify" draw:textarea-vertical-align="middle" draw:auto-grow-height="false" fo:min-height="3.125cm" fo:min-width="4.961cm" fo:wrap-option="wrap"/>
      <style:paragraph-properties style:writing-mode="lr-tb"/>
    </style:style>
    <style:style style:name="gr39" style:family="graphic" style:parent-style-name="standard" style:list-style-name="L1">
      <style:graphic-properties draw:marker-end="Arrow" draw:textarea-horizontal-align="justify" draw:textarea-vertical-align="middle" draw:auto-grow-height="false" fo:min-height="2.163cm" fo:min-width="4.961cm" fo:wrap-option="wrap"/>
      <style:paragraph-properties style:writing-mode="lr-tb"/>
    </style:style>
    <style:style style:name="gr40" style:family="graphic" style:parent-style-name="standard" style:list-style-name="L1">
      <style:graphic-properties draw:marker-end="Arrow" draw:textarea-horizontal-align="justify" draw:textarea-vertical-align="middle" draw:auto-grow-height="false" fo:min-height="2.29cm" fo:min-width="4.961cm" fo:wrap-option="wrap"/>
      <style:paragraph-properties style:writing-mode="lr-tb"/>
    </style:style>
    <style:style style:name="gr41" style:family="graphic" style:parent-style-name="standard" style:list-style-name="L1">
      <style:graphic-properties draw:marker-end="Arrow" draw:textarea-horizontal-align="justify" draw:textarea-vertical-align="middle" draw:auto-grow-height="false" fo:min-height="2.163cm" fo:min-width="4.961cm" fo:wrap-option="wrap"/>
      <style:paragraph-properties style:writing-mode="lr-tb"/>
    </style:style>
    <style:style style:name="gr42" style:family="graphic" style:parent-style-name="standard" style:list-style-name="L1">
      <style:graphic-properties draw:marker-end="Arrow" draw:textarea-horizontal-align="justify" draw:textarea-vertical-align="middle" draw:auto-grow-height="false" fo:min-height="2.163cm" fo:min-width="4.961cm" fo:wrap-option="wrap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text-properties fo:background-color="#ffff00"/>
    </style:style>
    <style:style style:name="P6" style:family="paragraph">
      <loext:graphic-properties draw:fill="none" draw:fill-color="#ffffff"/>
      <style:text-properties fo:background-color="#ffff00"/>
    </style:style>
    <style:style style:name="T1" style:family="text">
      <style:text-properties fo:background-color="#ffff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5.461cm" svg:height="2.413cm" svg:x="1.932cm" svg:y="3.35cm">
          <text:p text:style-name="P1">Carry groceries to staging area – outside hou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" draw:id="id4" draw:layer="layout" svg:width="5.461cm" svg:height="2.413cm" svg:x="8.714cm" svg:y="3.35cm">
          <text:p text:style-name="P1">Open wipes contain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6" draw:id="id6" draw:layer="layout" svg:width="5.461cm" svg:height="2.413cm" svg:x="22.279cm" svg:y="3.35cm">
          <text:p text:style-name="P2">Remove item from ba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7" draw:id="id7" draw:layer="layout" svg:width="5.461cm" svg:height="2.413cm" svg:x="29.061cm" svg:y="3.35cm">
          <text:p text:style-name="P2">Wipe down it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5" draw:id="id5" draw:layer="layout" svg:width="5.461cm" svg:height="2.413cm" svg:x="15.496cm" svg:y="3.35cm">
          <text:p text:style-name="P2">Don glov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" draw:id="id1" draw:layer="layout" svg:width="5.461cm" svg:height="2.413cm" svg:x="35.841cm" svg:y="3.35cm">
          <text:p text:style-name="P2">Move item to clean are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2" draw:id="id2" draw:layer="layout" svg:width="5.461cm" svg:height="2.413cm" svg:x="1.932cm" svg:y="7.369cm">
          <text:p text:style-name="P2">Repeat until all items clean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8" draw:id="id8" draw:layer="layout" svg:width="5.461cm" svg:height="2.413cm" svg:x="8.72cm" svg:y="7.369cm">
          <text:p text:style-name="P2">Remove glove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3" draw:layer="layout" svg:x1="41.302cm" svg:y1="4.556cm" svg:x2="1.932cm" svg:y2="8.575cm" draw:start-shape="id1" draw:start-glue-point="1" draw:end-shape="id2" draw:end-glue-point="3" svg:d="M41302 4556h500v2009h-40372v2010h502" svg:viewBox="0 0 40373 4020">
          <text:p/>
        </draw:connector>
        <draw:connector draw:style-name="gr8" draw:text-style-name="P3" draw:layer="layout" svg:x1="7.393cm" svg:y1="4.556cm" svg:x2="8.714cm" svg:y2="4.556cm" draw:start-shape="id3" draw:start-glue-point="1" draw:end-shape="id4" draw:end-glue-point="3" svg:d="M7393 4556h1321" svg:viewBox="0 0 1322 1">
          <text:p/>
        </draw:connector>
        <draw:connector draw:style-name="gr8" draw:text-style-name="P3" draw:layer="layout" svg:x1="14.175cm" svg:y1="4.556cm" svg:x2="15.496cm" svg:y2="4.556cm" draw:start-shape="id4" draw:start-glue-point="1" draw:end-shape="id5" draw:end-glue-point="3" svg:d="M14175 4556h1321" svg:viewBox="0 0 1322 1">
          <text:p/>
        </draw:connector>
        <draw:connector draw:style-name="gr8" draw:text-style-name="P3" draw:layer="layout" svg:x1="20.957cm" svg:y1="4.556cm" svg:x2="22.279cm" svg:y2="4.556cm" draw:start-shape="id5" draw:start-glue-point="1" draw:end-shape="id6" draw:end-glue-point="3" svg:d="M20957 4556h1322" svg:viewBox="0 0 1323 1">
          <text:p/>
        </draw:connector>
        <draw:connector draw:style-name="gr8" draw:text-style-name="P3" draw:layer="layout" svg:x1="27.74cm" svg:y1="4.556cm" svg:x2="29.061cm" svg:y2="4.556cm" draw:start-shape="id6" draw:start-glue-point="1" draw:end-shape="id7" draw:end-glue-point="3" svg:d="M27740 4556h1321" svg:viewBox="0 0 1322 1">
          <text:p/>
        </draw:connector>
        <draw:connector draw:style-name="gr8" draw:text-style-name="P3" draw:layer="layout" svg:x1="34.522cm" svg:y1="4.556cm" svg:x2="35.841cm" svg:y2="4.556cm" draw:start-shape="id7" draw:start-glue-point="1" draw:end-shape="id1" draw:end-glue-point="3" svg:d="M34522 4556h1319" svg:viewBox="0 0 1320 1">
          <text:p/>
        </draw:connector>
        <draw:connector draw:style-name="gr8" draw:text-style-name="P3" draw:layer="layout" svg:x1="7.393cm" svg:y1="8.575cm" svg:x2="8.72cm" svg:y2="8.575cm" draw:start-shape="id2" draw:start-glue-point="1" draw:end-shape="id8" draw:end-glue-point="3" svg:d="M7393 8575h1327" svg:viewBox="0 0 1328 1">
          <text:p/>
        </draw:connector>
        <draw:custom-shape draw:style-name="gr9" draw:text-style-name="P1" xml:id="id11" draw:id="id11" draw:layer="layout" svg:width="5.461cm" svg:height="2.413cm" svg:x="1.932cm" svg:y="13.649cm">
          <text:p text:style-name="P1">Gather oil, oil filter, tools, rag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xml:id="id12" draw:id="id12" draw:layer="layout" svg:width="5.461cm" svg:height="2.413cm" svg:x="8.714cm" svg:y="13.649cm">
          <text:p text:style-name="P1">Park car on jack stands if necessa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14" draw:id="id14" draw:layer="layout" svg:width="5.461cm" svg:height="2.413cm" svg:x="22.279cm" svg:y="13.649cm">
          <text:p text:style-name="P2">Remove drain plu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15" draw:id="id15" draw:layer="layout" svg:width="5.461cm" svg:height="2.413cm" svg:x="29.061cm" svg:y="13.649cm">
          <text:p text:style-name="P2">Fully drain oil into catch bas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xml:id="id13" draw:id="id13" draw:layer="layout" svg:width="5.461cm" svg:height="2.413cm" svg:x="15.496cm" svg:y="13.649cm">
          <text:p text:style-name="P2">Place catch basin under oil pa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xml:id="id9" draw:id="id9" draw:layer="layout" svg:width="5.461cm" svg:height="2.413cm" svg:x="35.841cm" svg:y="13.649cm">
          <text:p text:style-name="P2">Replace drain plug o-ring if necessa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xml:id="id10" draw:id="id10" draw:layer="layout" svg:width="5.461cm" svg:height="2.413cm" svg:x="1.932cm" svg:y="17.668cm">
          <text:p text:style-name="P2">Replace drain plu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xml:id="id16" draw:id="id16" draw:layer="layout" svg:width="5.461cm" svg:height="2.413cm" svg:x="8.72cm" svg:y="17.668cm">
          <text:p text:style-name="P2">Remove oil fill ca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3" draw:layer="layout" svg:x1="41.302cm" svg:y1="14.855cm" svg:x2="1.932cm" svg:y2="18.874cm" draw:start-shape="id9" draw:start-glue-point="1" draw:end-shape="id10" draw:end-glue-point="3" svg:d="M41302 14855h500v2009h-40372v2010h502" svg:viewBox="0 0 40373 4020">
          <text:p/>
        </draw:connector>
        <draw:connector draw:style-name="gr8" draw:text-style-name="P3" draw:layer="layout" svg:x1="7.393cm" svg:y1="14.855cm" svg:x2="8.714cm" svg:y2="14.855cm" draw:start-shape="id11" draw:start-glue-point="1" draw:end-shape="id12" draw:end-glue-point="3" svg:d="M7393 14855h1321" svg:viewBox="0 0 1322 1">
          <text:p/>
        </draw:connector>
        <draw:connector draw:style-name="gr8" draw:text-style-name="P3" draw:layer="layout" svg:x1="14.175cm" svg:y1="14.855cm" svg:x2="15.496cm" svg:y2="14.855cm" draw:start-shape="id12" draw:start-glue-point="1" draw:end-shape="id13" draw:end-glue-point="3" svg:d="M14175 14855h1321" svg:viewBox="0 0 1322 1">
          <text:p/>
        </draw:connector>
        <draw:connector draw:style-name="gr8" draw:text-style-name="P3" draw:layer="layout" svg:x1="20.957cm" svg:y1="14.855cm" svg:x2="22.279cm" svg:y2="14.855cm" draw:start-shape="id13" draw:start-glue-point="1" draw:end-shape="id14" draw:end-glue-point="3" svg:d="M20957 14855h1322" svg:viewBox="0 0 1323 1">
          <text:p/>
        </draw:connector>
        <draw:connector draw:style-name="gr8" draw:text-style-name="P3" draw:layer="layout" svg:x1="27.74cm" svg:y1="14.855cm" svg:x2="29.061cm" svg:y2="14.855cm" draw:start-shape="id14" draw:start-glue-point="1" draw:end-shape="id15" draw:end-glue-point="3" svg:d="M27740 14855h1321" svg:viewBox="0 0 1322 1">
          <text:p/>
        </draw:connector>
        <draw:connector draw:style-name="gr8" draw:text-style-name="P3" draw:layer="layout" svg:x1="34.522cm" svg:y1="14.855cm" svg:x2="35.841cm" svg:y2="14.855cm" draw:start-shape="id15" draw:start-glue-point="1" draw:end-shape="id9" draw:end-glue-point="3" svg:d="M34522 14855h1319" svg:viewBox="0 0 1320 1">
          <text:p/>
        </draw:connector>
        <draw:connector draw:style-name="gr8" draw:text-style-name="P3" draw:layer="layout" svg:x1="7.393cm" svg:y1="18.874cm" svg:x2="8.72cm" svg:y2="18.874cm" draw:start-shape="id10" draw:start-glue-point="1" draw:end-shape="id16" draw:end-glue-point="3" svg:d="M7393 18874h1327" svg:viewBox="0 0 1328 1">
          <text:p/>
        </draw:connector>
        <draw:custom-shape draw:style-name="gr16" draw:text-style-name="P2" xml:id="id17" draw:id="id17" draw:layer="layout" svg:width="5.461cm" svg:height="2.413cm" svg:x="15.52cm" svg:y="17.668cm">
          <text:p text:style-name="P2">Add correct amount of new oi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xml:id="id18" draw:id="id18" draw:layer="layout" svg:width="5.461cm" svg:height="2.413cm" svg:x="22.32cm" svg:y="17.668cm">
          <text:p text:style-name="P2">Check oil level correc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xml:id="id19" draw:id="id19" draw:layer="layout" svg:width="5.461cm" svg:height="2.413cm" svg:x="29.12cm" svg:y="17.668cm">
          <text:p text:style-name="P2">Replace oil fill ca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xml:id="id20" draw:id="id20" draw:layer="layout" svg:width="5.461cm" svg:height="2.413cm" svg:x="35.82cm" svg:y="17.668cm">
          <text:p text:style-name="P2">Move car off jack stands if necessa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xml:id="id21" draw:id="id21" draw:layer="layout" svg:width="5.461cm" svg:height="2.413cm" svg:x="1.932cm" svg:y="21.568cm">
          <text:p text:style-name="P2">Clean tools and catch bas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xml:id="id22" draw:id="id22" draw:layer="layout" svg:width="5.461cm" svg:height="2.413cm" svg:x="8.732cm" svg:y="21.568cm">
          <text:p text:style-name="P2">Properly dispose of oil, filter, rag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3" draw:layer="layout" svg:x1="14.181cm" svg:y1="18.874cm" svg:x2="15.52cm" svg:y2="18.874cm" draw:start-shape="id16" draw:start-glue-point="1" draw:end-shape="id17" draw:end-glue-point="3" svg:d="M14181 18874h1339" svg:viewBox="0 0 1340 1">
          <text:p/>
        </draw:connector>
        <draw:connector draw:style-name="gr22" draw:text-style-name="P4" draw:layer="layout" svg:x1="20.981cm" svg:y1="18.874cm" svg:x2="22.32cm" svg:y2="18.874cm" draw:start-shape="id17" draw:start-glue-point="1" draw:end-shape="id18" draw:end-glue-point="3" svg:d="M20981 18874h1339" svg:viewBox="0 0 1340 1">
          <text:p/>
        </draw:connector>
        <draw:connector draw:style-name="gr22" draw:text-style-name="P4" draw:layer="layout" svg:x1="27.781cm" svg:y1="18.874cm" svg:x2="29.12cm" svg:y2="18.874cm" draw:start-shape="id18" draw:start-glue-point="1" draw:end-shape="id19" draw:end-glue-point="3" svg:d="M27781 18874h1339" svg:viewBox="0 0 1340 1">
          <text:p/>
        </draw:connector>
        <draw:connector draw:style-name="gr22" draw:text-style-name="P4" draw:layer="layout" svg:x1="34.581cm" svg:y1="18.874cm" svg:x2="35.82cm" svg:y2="18.874cm" draw:start-shape="id19" draw:start-glue-point="1" draw:end-shape="id20" draw:end-glue-point="3" svg:d="M34581 18874h1239" svg:viewBox="0 0 1240 1">
          <text:p/>
        </draw:connector>
        <draw:connector draw:style-name="gr22" draw:text-style-name="P4" draw:layer="layout" svg:x1="41.281cm" svg:y1="18.874cm" svg:x2="1.932cm" svg:y2="22.774cm" draw:start-shape="id20" draw:start-glue-point="1" draw:end-shape="id21" draw:end-glue-point="3" svg:d="M41281 18874h500v1950h-40351v1950h502" svg:viewBox="0 0 40352 3901">
          <text:p/>
        </draw:connector>
        <draw:connector draw:style-name="gr22" draw:text-style-name="P4" draw:layer="layout" svg:x1="7.393cm" svg:y1="22.774cm" svg:x2="8.732cm" svg:y2="22.774cm" draw:start-shape="id21" draw:start-glue-point="1" draw:end-shape="id22" draw:end-glue-point="3" svg:d="M7393 22774h1339" svg:viewBox="0 0 1340 1">
          <text:p/>
        </draw:connector>
        <draw:custom-shape draw:style-name="gr23" draw:text-style-name="P2" xml:id="id23" draw:id="id23" draw:layer="layout" svg:width="5.461cm" svg:height="2.413cm" svg:x="15.52cm" svg:y="7.369cm">
          <text:p text:style-name="P2">Move items to storage area or refridgerato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4" draw:layer="layout" svg:x1="14.181cm" svg:y1="8.575cm" svg:x2="15.52cm" svg:y2="8.575cm" draw:start-shape="id8" draw:start-glue-point="1" draw:end-shape="id23" draw:end-glue-point="3" svg:d="M14181 8575h1339" svg:viewBox="0 0 1340 1">
          <text:p/>
        </draw:connector>
        <draw:frame draw:style-name="gr24" draw:text-style-name="P6" draw:layer="layout" svg:width="11.805cm" svg:height="0.962cm" svg:x="1.97cm" svg:y="1.997cm">
          <draw:text-box>
            <text:p text:style-name="P5"><text:span text:style-name="T1">Bring Groceries Inside During Pandemic</text:span></text:p>
          </draw:text-box>
        </draw:frame>
        <draw:frame draw:style-name="gr24" draw:text-style-name="P6" draw:layer="layout" svg:width="5.574cm" svg:height="0.962cm" svg:x="1.971cm" svg:y="12.197cm">
          <draw:text-box>
            <text:p text:style-name="P5"><text:span text:style-name="T1">Change Oil In Car</text:span></text:p>
          </draw:text-box>
        </draw:frame>
      </draw:page>
      <draw:page draw:name="page2" draw:style-name="dp1" draw:master-page-name="Default">
        <draw:custom-shape draw:style-name="gr9" draw:text-style-name="P1" xml:id="id26" draw:id="id26" draw:layer="layout" svg:width="5.461cm" svg:height="2.413cm" svg:x="1.932cm" svg:y="3.548cm">
          <text:p text:style-name="P1">Collect dishes near sin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xml:id="id27" draw:id="id27" draw:layer="layout" svg:width="5.461cm" svg:height="2.413cm" svg:x="8.714cm" svg:y="3.548cm">
          <text:p text:style-name="P1">Run recirc system to heat up wa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xml:id="id29" draw:id="id29" draw:layer="layout" svg:width="5.461cm" svg:height="2.413cm" svg:x="22.279cm" svg:y="3.548cm">
          <text:p text:style-name="P2">Add soap to wash bas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xml:id="id30" draw:id="id30" draw:layer="layout" svg:width="5.461cm" svg:height="2.413cm" svg:x="29.061cm" svg:y="3.548cm">
          <text:p text:style-name="P2">Fill rinse basin with 2 inches of warm-hot wa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xml:id="id28" draw:id="id28" draw:layer="layout" svg:width="5.461cm" svg:height="2.413cm" svg:x="15.496cm" svg:y="3.548cm">
          <text:p text:style-name="P2">Fill wash basin with 2 inches of warm-hot wa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" xml:id="id24" draw:id="id24" draw:layer="layout" svg:width="5.461cm" svg:height="2.413cm" svg:x="35.841cm" svg:y="3.548cm">
          <text:p text:style-name="P2">Rinse a dish in wash bas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xml:id="id25" draw:id="id25" draw:layer="layout" svg:width="5.461cm" svg:height="2.413cm" svg:x="1.932cm" svg:y="7.567cm">
          <text:p text:style-name="P2">Wash dish with sponge and/or dish clot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xml:id="id31" draw:id="id31" draw:layer="layout" svg:width="5.461cm" svg:height="2.413cm" svg:x="8.72cm" svg:y="7.567cm">
          <text:p text:style-name="P2">Rinse clean but soapy dish in rinse basi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3" draw:layer="layout" svg:x1="41.302cm" svg:y1="4.754cm" svg:x2="1.932cm" svg:y2="8.773cm" draw:start-shape="id24" draw:start-glue-point="1" draw:end-shape="id25" draw:end-glue-point="3" svg:d="M41302 4754h500v2009h-40372v2010h502" svg:viewBox="0 0 40373 4020">
          <text:p/>
        </draw:connector>
        <draw:connector draw:style-name="gr8" draw:text-style-name="P3" draw:layer="layout" svg:x1="7.393cm" svg:y1="4.754cm" svg:x2="8.714cm" svg:y2="4.754cm" draw:start-shape="id26" draw:start-glue-point="1" draw:end-shape="id27" draw:end-glue-point="3" svg:d="M7393 4754h1321" svg:viewBox="0 0 1322 1">
          <text:p/>
        </draw:connector>
        <draw:connector draw:style-name="gr8" draw:text-style-name="P3" draw:layer="layout" svg:x1="14.175cm" svg:y1="4.754cm" svg:x2="15.496cm" svg:y2="4.754cm" draw:start-shape="id27" draw:start-glue-point="1" draw:end-shape="id28" draw:end-glue-point="3" svg:d="M14175 4754h1321" svg:viewBox="0 0 1322 1">
          <text:p/>
        </draw:connector>
        <draw:connector draw:style-name="gr8" draw:text-style-name="P3" draw:layer="layout" svg:x1="20.957cm" svg:y1="4.754cm" svg:x2="22.279cm" svg:y2="4.754cm" draw:start-shape="id28" draw:start-glue-point="1" draw:end-shape="id29" draw:end-glue-point="3" svg:d="M20957 4754h1322" svg:viewBox="0 0 1323 1">
          <text:p/>
        </draw:connector>
        <draw:connector draw:style-name="gr8" draw:text-style-name="P3" draw:layer="layout" svg:x1="27.74cm" svg:y1="4.754cm" svg:x2="29.061cm" svg:y2="4.754cm" draw:start-shape="id29" draw:start-glue-point="1" draw:end-shape="id30" draw:end-glue-point="3" svg:d="M27740 4754h1321" svg:viewBox="0 0 1322 1">
          <text:p/>
        </draw:connector>
        <draw:connector draw:style-name="gr8" draw:text-style-name="P3" draw:layer="layout" svg:x1="34.522cm" svg:y1="4.754cm" svg:x2="35.841cm" svg:y2="4.754cm" draw:start-shape="id30" draw:start-glue-point="1" draw:end-shape="id24" draw:end-glue-point="3" svg:d="M34522 4754h1319" svg:viewBox="0 0 1320 1">
          <text:p/>
        </draw:connector>
        <draw:connector draw:style-name="gr8" draw:text-style-name="P3" draw:layer="layout" svg:x1="7.393cm" svg:y1="8.773cm" svg:x2="8.72cm" svg:y2="8.773cm" draw:start-shape="id25" draw:start-glue-point="1" draw:end-shape="id31" draw:end-glue-point="3" svg:d="M7393 8773h1327" svg:viewBox="0 0 1328 1">
          <text:p/>
        </draw:connector>
        <draw:custom-shape draw:style-name="gr31" draw:text-style-name="P2" xml:id="id32" draw:id="id32" draw:layer="layout" svg:width="5.461cm" svg:height="3.148cm" svg:x="15.47cm" svg:y="7.204cm">
          <text:p text:style-name="P2">If necessary, rinse dish under minimal running wa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xml:id="id33" draw:id="id33" draw:layer="layout" svg:width="5.461cm" svg:height="2.413cm" svg:x="22.32cm" svg:y="7.567cm">
          <text:p text:style-name="P2">Place dish in drying ra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" xml:id="id34" draw:id="id34" draw:layer="layout" svg:width="5.461cm" svg:height="2.413cm" svg:x="29.12cm" svg:y="7.567cm">
          <text:p text:style-name="P2">Repeat as necessary to wash all dishe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3" draw:layer="layout" svg:x1="14.181cm" svg:y1="8.773cm" svg:x2="15.47cm" svg:y2="8.778cm" draw:start-shape="id31" draw:start-glue-point="1" draw:end-shape="id32" draw:end-glue-point="3" svg:d="M14181 8773h644v5h645" svg:viewBox="0 0 1290 6">
          <text:p/>
        </draw:connector>
        <draw:connector draw:style-name="gr22" draw:text-style-name="P4" draw:layer="layout" svg:x1="20.931cm" svg:y1="8.778cm" svg:x2="22.32cm" svg:y2="8.773cm" draw:start-shape="id32" draw:start-glue-point="1" draw:end-shape="id33" draw:end-glue-point="3" svg:d="M20931 8778h694v-5h695" svg:viewBox="0 0 1390 6">
          <text:p/>
        </draw:connector>
        <draw:connector draw:style-name="gr22" draw:text-style-name="P4" draw:layer="layout" svg:x1="27.781cm" svg:y1="8.773cm" svg:x2="29.12cm" svg:y2="8.773cm" draw:start-shape="id33" draw:start-glue-point="1" draw:end-shape="id34" draw:end-glue-point="3" svg:d="M27781 8773h1339" svg:viewBox="0 0 1340 1">
          <text:p/>
        </draw:connector>
        <draw:frame draw:style-name="gr24" draw:text-style-name="P6" draw:layer="layout" svg:width="6.818cm" svg:height="0.962cm" svg:x="1.971cm" svg:y="1.997cm">
          <draw:text-box>
            <text:p text:style-name="P5"><text:span text:style-name="T1">Wash Dishes By Hand</text:span></text:p>
          </draw:text-box>
        </draw:frame>
        <draw:custom-shape draw:style-name="gr9" draw:text-style-name="P1" xml:id="id37" draw:id="id37" draw:layer="layout" svg:width="5.461cm" svg:height="2.413cm" svg:x="1.932cm" svg:y="13.649cm">
          <text:p text:style-name="P1">Collect materials (substrate &amp; component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xml:id="id38" draw:id="id38" draw:layer="layout" svg:width="5.461cm" svg:height="2.413cm" svg:x="8.714cm" svg:y="13.649cm">
          <text:p text:style-name="P1">Move materials to soldering st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" xml:id="id40" draw:id="id40" draw:layer="layout" svg:width="5.461cm" svg:height="2.413cm" svg:x="22.279cm" svg:y="13.649cm">
          <text:p text:style-name="P2">Turn on soldering iron; allow to heat full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" xml:id="id41" draw:id="id41" draw:layer="layout" svg:width="5.461cm" svg:height="2.413cm" svg:x="29.061cm" svg:y="13.649cm">
          <text:p text:style-name="P2">Insert component leads into substra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" xml:id="id39" draw:id="id39" draw:layer="layout" svg:width="5.461cm" svg:height="2.413cm" svg:x="15.496cm" svg:y="13.649cm">
          <text:p text:style-name="P2">Wet tip-cleaning spon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" xml:id="id35" draw:id="id35" draw:layer="layout" svg:width="5.461cm" svg:height="2.413cm" svg:x="35.841cm" svg:y="13.649cm">
          <text:p text:style-name="P2">Fix component in place; bend leads if necessa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" xml:id="id36" draw:id="id36" draw:layer="layout" svg:width="5.461cm" svg:height="3.375cm" svg:x="2.016cm" svg:y="17.183cm">
          <text:p text:style-name="P2">Apply solder and hot iron tip to affix lead to substra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" xml:id="id42" draw:id="id42" draw:layer="layout" svg:width="5.461cm" svg:height="2.413cm" svg:x="8.72cm" svg:y="17.668cm">
          <text:p text:style-name="P2">Repeat for remaining component lead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3" draw:layer="layout" svg:x1="41.302cm" svg:y1="14.855cm" svg:x2="2.016cm" svg:y2="18.87cm" draw:start-shape="id35" draw:start-glue-point="1" draw:end-shape="id36" draw:end-glue-point="3" svg:d="M41302 14855h500v1767h-40288v2248h502" svg:viewBox="0 0 40289 4016">
          <text:p/>
        </draw:connector>
        <draw:connector draw:style-name="gr8" draw:text-style-name="P3" draw:layer="layout" svg:x1="7.393cm" svg:y1="14.855cm" svg:x2="8.714cm" svg:y2="14.855cm" draw:start-shape="id37" draw:start-glue-point="1" draw:end-shape="id38" draw:end-glue-point="3" svg:d="M7393 14855h1321" svg:viewBox="0 0 1322 1">
          <text:p/>
        </draw:connector>
        <draw:connector draw:style-name="gr8" draw:text-style-name="P3" draw:layer="layout" svg:x1="14.175cm" svg:y1="14.855cm" svg:x2="15.496cm" svg:y2="14.855cm" draw:start-shape="id38" draw:start-glue-point="1" draw:end-shape="id39" draw:end-glue-point="3" svg:d="M14175 14855h1321" svg:viewBox="0 0 1322 1">
          <text:p/>
        </draw:connector>
        <draw:connector draw:style-name="gr8" draw:text-style-name="P3" draw:layer="layout" svg:x1="20.957cm" svg:y1="14.855cm" svg:x2="22.279cm" svg:y2="14.855cm" draw:start-shape="id39" draw:start-glue-point="1" draw:end-shape="id40" draw:end-glue-point="3" svg:d="M20957 14855h1322" svg:viewBox="0 0 1323 1">
          <text:p/>
        </draw:connector>
        <draw:connector draw:style-name="gr8" draw:text-style-name="P3" draw:layer="layout" svg:x1="27.74cm" svg:y1="14.855cm" svg:x2="29.061cm" svg:y2="14.855cm" draw:start-shape="id40" draw:start-glue-point="1" draw:end-shape="id41" draw:end-glue-point="3" svg:d="M27740 14855h1321" svg:viewBox="0 0 1322 1">
          <text:p/>
        </draw:connector>
        <draw:connector draw:style-name="gr8" draw:text-style-name="P3" draw:layer="layout" svg:x1="34.522cm" svg:y1="14.855cm" svg:x2="35.841cm" svg:y2="14.855cm" draw:start-shape="id41" draw:start-glue-point="1" draw:end-shape="id35" draw:end-glue-point="3" svg:d="M34522 14855h1319" svg:viewBox="0 0 1320 1">
          <text:p/>
        </draw:connector>
        <draw:connector draw:style-name="gr8" draw:text-style-name="P3" draw:layer="layout" svg:x1="7.477cm" svg:y1="18.87cm" svg:x2="8.72cm" svg:y2="18.874cm" draw:start-shape="id36" draw:start-glue-point="1" draw:end-shape="id42" draw:end-glue-point="3" svg:d="M7477 18870h621v4h622" svg:viewBox="0 0 1244 5">
          <text:p/>
        </draw:connector>
        <draw:custom-shape draw:style-name="gr40" draw:text-style-name="P2" xml:id="id43" draw:id="id43" draw:layer="layout" svg:width="5.461cm" svg:height="2.54cm" svg:x="15.451cm" svg:y="17.61cm">
          <text:p text:style-name="P2">Clip leads as necessa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" xml:id="id44" draw:id="id44" draw:layer="layout" svg:width="5.461cm" svg:height="2.413cm" svg:x="22.32cm" svg:y="17.668cm">
          <text:p text:style-name="P2">Repeat for remaining componen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" xml:id="id45" draw:id="id45" draw:layer="layout" svg:width="5.461cm" svg:height="2.413cm" svg:x="29.12cm" svg:y="17.668cm">
          <text:p text:style-name="P2">Clean up work area when finishe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3" draw:layer="layout" svg:x1="14.181cm" svg:y1="18.874cm" svg:x2="15.451cm" svg:y2="18.88cm" draw:start-shape="id42" draw:start-glue-point="1" draw:end-shape="id43" draw:end-glue-point="3" svg:d="M14181 18874h634v6h636" svg:viewBox="0 0 1271 7">
          <text:p/>
        </draw:connector>
        <draw:connector draw:style-name="gr22" draw:text-style-name="P4" draw:layer="layout" svg:x1="20.912cm" svg:y1="18.88cm" svg:x2="22.32cm" svg:y2="18.874cm" draw:start-shape="id43" draw:start-glue-point="1" draw:end-shape="id44" draw:end-glue-point="3" svg:d="M20912 18880h703v-6h705" svg:viewBox="0 0 1409 7">
          <text:p/>
        </draw:connector>
        <draw:connector draw:style-name="gr22" draw:text-style-name="P4" draw:layer="layout" svg:x1="27.781cm" svg:y1="18.874cm" svg:x2="29.12cm" svg:y2="18.874cm" draw:start-shape="id44" draw:start-glue-point="1" draw:end-shape="id45" draw:end-glue-point="3" svg:d="M27781 18874h1339" svg:viewBox="0 0 1340 1">
          <text:p/>
        </draw:connector>
        <draw:frame draw:style-name="gr24" draw:text-style-name="P6" draw:layer="layout" svg:width="5.15cm" svg:height="0.962cm" svg:x="1.971cm" svg:y="12.098cm">
          <draw:text-box>
            <text:p text:style-name="P5"><text:span text:style-name="T1">Build Small PCB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7-10T21:54:43.231000000</meta:creation-date>
    <dc:date>2020-07-20T13:37:38.550000000</dc:date>
    <meta:editing-duration>PT5H9M34S</meta:editing-duration>
    <meta:editing-cycles>5</meta:editing-cycles>
    <meta:generator>LibreOffice/6.4.4.2$Windows_X86_64 LibreOffice_project/3d775be2011f3886db32dfd395a6a6d1ca2630ff</meta:generator>
    <meta:document-statistic meta:object-count="90"/>
  </office:meta>
</office:document-meta>
</file>